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5800000258C50A7017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Standard">
      <style:paragraph-properties fo:text-align="center" style:justify-single-word="false" fo:background-color="#ffff00">
        <style:background-image/>
      </style:paragraph-properties>
    </style:style>
    <style:style style:name="P4" style:family="paragraph" style:parent-style-name="Heading_20_3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00ae00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2300dc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Standard"/>
      <text:h text:style-name="P4" text:outline-level="3">A picture:</text:h>
      <text:p text:style-name="P1"><draw:frame draw:style-name="fr1" draw:name="graphics1" text:anchor-type="paragraph" svg:x="6.396cm" svg:y="0.427cm" svg:width="4.389cm" svg:height="4.376cm" draw:z-index="0"><draw:image xlink:href="Pictures/100002010000025800000258C50A70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his is a <text:span text:style-name="T3">footer</text:span><text:span text:style-name="T2"> </text:span><text:span text:style-name="T5">with</text:span> <text:span text:style-name="T1">rich</text:span> formatting :-) <text:s/>…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4T18:51:31</meta:creation-date>
    <dc:date>2012-05-24T21:13:38</dc:date>
    <meta:editing-duration>PT4M9S</meta:editing-duration>
    <meta:editing-cycles>3</meta:editing-cycles>
    <meta:generator>LibreOffice/3.4$Unix LibreOffice_project/340m1$Build-502</meta:generator>
    <meta:document-statistic meta:table-count="0" meta:image-count="1" meta:object-count="0" meta:page-count="1" meta:paragraph-count="2" meta:word-count="11" meta:character-count="55" meta:non-whitespace-character-count="45"/>
  </office:meta>
</office:document-meta>
</file>